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34cm" fo:min-width="1.70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5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1.95cm" fo:min-width="11.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2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575cm" fo:min-width="2.101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51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8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5.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0.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4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1.75cm" fo:min-width="11.5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2.33cm"/>
    </style:style>
    <style:style style:name="gr30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6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1cm"/>
    </style:style>
    <style:style style:name="gr3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55cm" fo:min-width="0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49cm" fo:min-width="0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5cm" fo:min-width="0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7cm" fo:min-width="0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5cm" fo:min-width="0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5cm" fo:min-width="0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6.74cm" fo:min-width="5.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2.649cm" fo:min-width="5.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5.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="non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/>
      <style:paragraph-properties fo:text-align="center"/>
      <style:text-properties fo:font-size="13pt" fo:font-weight="bold" style:font-size-asian="13pt" style:font-weight-asian="normal" style:font-size-complex="13pt" style:font-weight-complex="normal"/>
    </style:style>
    <style:style style:name="P19" style:family="paragraph">
      <loext:graphic-properties draw:fill="none" draw:fill-color="#ffffff"/>
      <style:text-properties fo:font-size="6pt" fo:font-weight="bold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200%"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rvices" draw:style-name="dp1" draw:master-page-name="Default" presentation:presentation-page-layout-name="AL1T0">
        <draw:frame draw:style-name="gr1" draw:text-style-name="P2" draw:layer="layout" svg:width="26.8cm" svg:height="1.119cm" svg:x="0.6cm" svg:y="0.681cm">
          <draw:text-box>
            <text:p text:style-name="P1"><text:span text:style-name="T1">Url Shortner API</text:span></text:p>
          </draw:text-box>
        </draw:frame>
        <draw:frame draw:style-name="gr2" draw:text-style-name="P4" draw:layer="layout" svg:width="26.8cm" svg:height="5.304cm" svg:x="0.6cm" svg:y="2cm">
          <draw:text-box>
            <text:p text:style-name="P3"><text:span text:style-name="T2">Services:</text:span></text:p>
            <text:list text:style-name="L1">
              <text:list-item>
                <text:p text:style-name="P3"><text:span text:style-name="T3">Long url to Short url</text:span></text:p>
              </text:list-item>
              <text:list-item>
                <text:p text:style-name="P3"><text:span text:style-name="T3">Short url to Long url</text:span></text:p>
              </text:list-item>
              <text:list-item>
                <text:p text:style-name="P3"><text:span text:style-name="T3">Delete a url</text:span></text:p>
              </text:list-item>
              <text:list-item>
                <text:p text:style-name="P3"><text:span text:style-name="T3">Update a url</text:span></text:p>
              </text:list-item>
              <text:list-item>
                <text:p text:style-name="P3"><text:span text:style-name="T3">Rate Limiter</text:span></text:p>
              </text:list-item>
              <text:list-item>
                <text:p text:style-name="P3"><text:span text:style-name="T3">User Accounts</text:span></text:p>
              </text:list-item>
            </text:list>
          </draw:text-box>
        </draw:frame>
        <draw:frame draw:style-name="gr3" draw:text-style-name="P5" draw:layer="layout" svg:width="26.8cm" svg:height="4.593cm" svg:x="0.6cm" svg:y="8cm">
          <draw:text-box>
            <text:p><text:span text:style-name="T2">Basic User Activites:</text:span></text:p>
            <text:list text:style-name="L1">
              <text:list-item>
                <text:p>A user can send upto 10 read requests per day.</text:p>
              </text:list-item>
              <text:list-item>
                <text:p>A user needs to register first to get started with the services.</text:p>
              </text:list-item>
              <text:list-item>
                <text:p>A user needs to pass an API key(unique to every user) for authentication and authorization.</text:p>
              </text:list-item>
              <text:list-item>
                <text:p>A user can try the service as a guest by passing “guest-user” in the API key but the url generated will be temporary and will be removed after 12 a.m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 Design" draw:style-name="dp1" draw:master-page-name="Default" presentation:presentation-page-layout-name="AL2T1">
        <draw:custom-shape draw:style-name="gr5" draw:text-style-name="P7" xml:id="id1" draw:id="id1" draw:layer="layout" svg:width="3cm" svg:height="3cm" svg:x="6.325cm" svg:y="7cm">
          <text:p text:style-name="P1">API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cm" svg:height="3cm" svg:x="12.725cm" svg:y="2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cm" svg:height="3cm" svg:x="12.725cm" svg:y="7cm">
          <text:p text:style-name="P1">Rate</text:p>
          <text:p text:style-name="P1">Limiter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cm" svg:height="3cm" svg:x="12.725cm" svg:y="11.2cm">
          <text:p text:style-name="P1">API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9.325cm" svg:y1="8.5cm" svg:x2="12.725cm" svg:y2="4.3cm" draw:start-shape="id1" draw:start-glue-point="1" draw:end-shape="id2" draw:end-glue-point="3" svg:d="M9325 8500l3400-4200" svg:viewBox="0 0 3401 4201">
          <text:p/>
        </draw:connector>
        <draw:connector draw:style-name="gr6" draw:text-style-name="P7" draw:layer="layout" draw:type="line" svg:x1="9.325cm" svg:y1="8.501cm" svg:x2="12.725cm" svg:y2="12.7cm" draw:end-shape="id3" draw:end-glue-point="3" svg:d="M9325 8501l3400 4199" svg:viewBox="0 0 3401 4200">
          <text:p/>
        </draw:connector>
        <draw:connector draw:style-name="gr6" draw:text-style-name="P7" draw:layer="layout" draw:type="line" svg:x1="9.325cm" svg:y1="8.501cm" svg:x2="12.725cm" svg:y2="8.5cm" draw:end-shape="id4" draw:end-glue-point="3" svg:d="M9325 8501l3400-1" svg:viewBox="0 0 3401 2">
          <text:p/>
        </draw:connector>
        <draw:custom-shape draw:style-name="gr7" draw:text-style-name="P7" xml:id="id5" draw:id="id5" draw:layer="layout" svg:width="2.2cm" svg:height="3cm" svg:x="20.525cm" svg:y="7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7" draw:layer="layout" draw:type="line" svg:x1="15.725cm" svg:y1="4.3cm" svg:x2="20.525cm" svg:y2="8.5cm" draw:start-shape="id2" draw:end-shape="id5" draw:end-glue-point="6" svg:d="M15725 4300l4800 4200" svg:viewBox="0 0 4801 4201">
          <text:p/>
        </draw:connector>
        <draw:connector draw:style-name="gr6" draw:text-style-name="P7" draw:layer="layout" draw:type="line" svg:x1="15.725cm" svg:y1="12.7cm" svg:x2="20.525cm" svg:y2="8.5cm" draw:start-shape="id3" draw:start-glue-point="1" draw:end-shape="id5" draw:end-glue-point="6" svg:d="M15725 12700l4800-4200" svg:viewBox="0 0 4801 4201">
          <text:p/>
        </draw:connector>
        <draw:custom-shape draw:style-name="gr8" draw:text-style-name="P7" xml:id="id6" draw:id="id6" draw:layer="layout" svg:width="6cm" svg:height="1cm" svg:x="18.925cm" svg:y="2.6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3.725cm" svg:y1="2.6cm" svg:x2="23.725cm" svg:y2="3.6cm">
          <text:p/>
        </draw:line>
        <draw:line draw:style-name="gr9" draw:text-style-name="P7" draw:layer="layout" svg:x1="22.525cm" svg:y1="2.6cm" svg:x2="22.525cm" svg:y2="3.6cm">
          <text:p/>
        </draw:line>
        <draw:line draw:style-name="gr9" draw:text-style-name="P7" draw:layer="layout" svg:x1="21.325cm" svg:y1="2.6cm" svg:x2="21.325cm" svg:y2="3.6cm">
          <text:p/>
        </draw:line>
        <draw:line draw:style-name="gr9" draw:text-style-name="P7" draw:layer="layout" svg:x1="20.125cm" svg:y1="2.6cm" svg:x2="20.125cm" svg:y2="3.6cm">
          <text:p/>
        </draw:line>
        <draw:frame draw:style-name="gr10" draw:text-style-name="P8" draw:layer="layout" svg:width="8.152cm" svg:height="0.725cm" svg:x="17.725cm" svg:y="1.8cm">
          <draw:text-box>
            <text:p><text:span text:style-name="T4">Inmemory cache to store temporary data</text:span></text:p>
          </draw:text-box>
        </draw:frame>
        <draw:connector draw:style-name="gr9" draw:text-style-name="P7" draw:layer="layout" draw:type="line" svg:x1="15.725cm" svg:y1="8.5cm" svg:x2="18.925cm" svg:y2="3.1cm" draw:start-shape="id4" draw:start-glue-point="1" draw:end-shape="id6" draw:end-glue-point="3" svg:d="M15725 8500l3200-5400" svg:viewBox="0 0 3201 5401">
          <text:p/>
        </draw:connector>
        <draw:custom-shape draw:style-name="gr11" draw:text-style-name="P7" draw:layer="layout" svg:width="12cm" svg:height="12.2cm" svg:x="5.125cm" svg:y="2.4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1.125cm" svg:y1="2.4cm" svg:x2="11.125cm" svg:y2="14.6cm">
          <text:p/>
        </draw:line>
        <draw:line draw:style-name="gr12" draw:text-style-name="P7" draw:layer="layout" svg:x1="17.125cm" svg:y1="10.6cm" svg:x2="11.125cm" svg:y2="10.6cm">
          <text:p/>
        </draw:line>
        <draw:line draw:style-name="gr12" draw:text-style-name="P7" draw:layer="layout" svg:x1="17.125cm" svg:y1="6.6cm" svg:x2="11.125cm" svg:y2="6.6cm">
          <text:p/>
        </draw:line>
        <draw:custom-shape draw:style-name="gr13" draw:text-style-name="P7" draw:layer="layout" svg:width="0.45cm" svg:height="0.422cm" svg:x="2.075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.3cm" svg:y1="8.416cm" svg:x2="2.3cm" svg:y2="8.978cm">
          <text:p/>
        </draw:line>
        <draw:line draw:style-name="gr9" draw:text-style-name="P7" xml:id="id7" draw:id="id7" draw:layer="layout" svg:x1="2.6cm" svg:y1="8.556cm" svg:x2="2cm" svg:y2="8.556cm">
          <text:p/>
        </draw:line>
        <draw:line draw:style-name="gr9" draw:text-style-name="P7" draw:layer="layout" svg:x1="2cm" svg:y1="9.4cm" svg:x2="2.3cm" svg:y2="8.978cm">
          <text:p/>
        </draw:line>
        <draw:line draw:style-name="gr9" draw:text-style-name="P7" draw:layer="layout" svg:x1="2.6cm" svg:y1="9.4cm" svg:x2="2.3cm" svg:y2="8.978cm">
          <text:p/>
        </draw:line>
        <draw:connector draw:style-name="gr6" draw:text-style-name="P7" draw:layer="layout" draw:type="line" svg:x1="2.6cm" svg:y1="8.556cm" svg:x2="6.325cm" svg:y2="8.5cm" draw:start-shape="id7" draw:start-glue-point="1" draw:end-shape="id1" svg:d="M2600 8556l3725-56" svg:viewBox="0 0 3726 57">
          <text:p/>
        </draw:connector>
        <draw:frame draw:style-name="gr14" draw:text-style-name="P9" draw:layer="layout" svg:width="26.4cm" svg:height="1.195cm" svg:x="0.8cm" svg:y="0.405cm">
          <draw:text-box>
            <text:p><text:span text:style-name="T5">Modular Monlithic Architect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he Structure" draw:style-name="dp1" draw:master-page-name="Default" presentation:presentation-page-layout-name="AL2T1">
        <draw:frame draw:style-name="gr15" draw:text-style-name="P9" draw:layer="layout" svg:width="26.4cm" svg:height="1.195cm" svg:x="0.8cm" svg:y="8.8cm">
          <draw:text-box>
            <text:p><text:span text:style-name="T5">Cron Jobs</text:span></text:p>
          </draw:text-box>
        </draw:frame>
        <draw:custom-shape draw:style-name="gr16" draw:text-style-name="P10" xml:id="id8" draw:id="id8" draw:layer="layout" svg:width="2.6cm" svg:height="3.2cm" svg:x="7.4cm" svg:y="3.4cm">
          <text:p text:style-name="P1"><text:span text:style-name="T6">cache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8.6cm" svg:height="6.001cm" svg:x="12cm" svg:y="1.999cm">
          <draw:text-box>
            <text:p text:style-name="P11"><text:span text:style-name="T6">{</text:span></text:p>
            <text:p text:style-name="P11"><text:span text:style-name="T6"><text:tab/></text:span><text:span text:style-name="T6">limits: {</text:span></text:p>
            <text:p text:style-name="P11"><text:span text:style-name="T6"><text:tab/></text:span><text:span text:style-name="T6"><text:tab/></text:span><text:span text:style-name="T6">user: request_count</text:span></text:p>
            <text:p text:style-name="P11"><text:span text:style-name="T6"><text:tab/></text:span><text:span text:style-name="T6">}</text:span></text:p>
            <text:p text:style-name="P11"><text:span text:style-name="T6"><text:tab/></text:span><text:span text:style-name="T6">guests: {</text:span></text:p>
            <text:p text:style-name="P11"><text:span text:style-name="T6"><text:tab/></text:span><text:span text:style-name="T6"><text:tab/></text:span><text:span text:style-name="T6">ip_address: {</text:span></text:p>
            <text:p text:style-name="P11"><text:span text:style-name="T6"><text:tab/></text:span><text:span text:style-name="T6"><text:tab/></text:span><text:span text:style-name="T6"><text:tab/></text:span><text:span text:style-name="T6">long_url: short_url</text:span></text:p>
            <text:p text:style-name="P11"><text:span text:style-name="T6"><text:tab/></text:span><text:span text:style-name="T6"><text:tab/></text:span><text:span text:style-name="T6">}</text:span></text:p>
            <text:p text:style-name="P11"><text:span text:style-name="T6"><text:tab/></text:span><text:span text:style-name="T6">}</text:span></text:p>
            <text:p><text:span text:style-name="T6">}</text:span></text:p>
          </draw:text-box>
        </draw:frame>
        <draw:custom-shape draw:style-name="gr18" draw:text-style-name="P7" xml:id="id9" draw:id="id9" draw:layer="layout" svg:width="8.6cm" svg:height="6cm" svg:x="12cm" svg:y="2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0cm" svg:y1="5cm" svg:x2="12cm" svg:y2="5cm" draw:start-shape="id8" draw:start-glue-point="7" draw:end-shape="id9" draw:end-glue-point="3" svg:d="M10000 5000h2000" svg:viewBox="0 0 2001 1">
          <text:p/>
        </draw:connector>
        <draw:frame draw:style-name="gr15" draw:text-style-name="P9" draw:layer="layout" svg:width="26.8cm" svg:height="1.195cm" svg:x="0.6cm" svg:y="0.405cm">
          <draw:text-box>
            <text:p><text:span text:style-name="T5">Inmemory Cache Structure</text:span></text:p>
          </draw:text-box>
        </draw:frame>
        <draw:frame draw:style-name="gr19" draw:text-style-name="P5" draw:layer="layout" svg:width="26.4cm" svg:height="1.673cm" svg:x="0.8cm" svg:y="10.4cm">
          <draw:text-box>
            <text:list text:style-name="L1">
              <text:list-item>
                <text:p>Delete guest user data.</text:p>
              </text:list-item>
              <text:list-item>
                <text:p>Clear all the limits data from cache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D" draw:style-name="dp1" draw:master-page-name="Default" presentation:presentation-page-layout-name="AL2T1">
        <draw:custom-shape draw:style-name="gr20" draw:text-style-name="P7" draw:layer="layout" svg:width="5.8cm" svg:height="6.4cm" svg:x="6.6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6.6cm" svg:y="4.6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6.6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0" draw:id="id10" draw:layer="layout" svg:width="4.6cm" svg:height="0.8cm" svg:x="7.8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8cm">
          <text:p text:style-name="P3">url_count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7.2cm"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6.4cm">
          <text:p text:style-name="P3">emai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6.6cm" svg:y="5.6cm">
          <draw:text-box>
            <text:p>Pk</text:p>
          </draw:text-box>
        </draw:frame>
        <draw:custom-shape draw:style-name="gr20" draw:text-style-name="P7" draw:layer="layout" svg:width="5.8cm" svg:height="6.4cm" svg:x="15.74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15.74cm" svg:y="4.6cm">
          <text:p text:style-name="P1">Url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15.74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8cm">
          <text:p text:style-name="P3">user_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7.2cm">
          <text:p text:style-name="P3">short_url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6.4cm">
          <text:p text:style-name="P3">long_ur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15.74cm" svg:y="5.6cm">
          <draw:text-box>
            <text:p>Pk</text:p>
          </draw:text-box>
        </draw:frame>
        <draw:custom-shape draw:style-name="gr25" draw:text-style-name="P7" draw:layer="layout" svg:width="0.498cm" svg:height="0.562cm" draw:transform="rotate (1.5707963267949) translate (15.178cm 8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7" draw:layer="layout" svg:x1="15.179cm" svg:y1="8.449cm" svg:x2="15.74cm" svg:y2="8.449cm">
          <text:p/>
        </draw:line>
        <draw:custom-shape draw:style-name="gr25" draw:text-style-name="P7" xml:id="id11" draw:id="id11" draw:layer="layout" svg:width="0.238cm" svg:height="0.24cm" svg:x="14.94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4cm" svg:height="0.962cm" svg:x="15.74cm" svg:y="8cm">
          <draw:text-box>
            <text:p>Fk</text:p>
          </draw:text-box>
        </draw:frame>
        <draw:connector draw:style-name="gr26" draw:text-style-name="P1" draw:layer="layout" svg:x1="12.4cm" svg:y1="6cm" svg:x2="14.94cm" svg:y2="8.448cm" draw:start-shape="id10" draw:start-glue-point="1" draw:end-shape="id11" draw:end-glue-point="6" svg:d="M12400 6000h1270v2448h1270" svg:viewBox="0 0 2541 2449">
          <text:p/>
        </draw:connector>
        <draw:frame draw:style-name="gr15" draw:text-style-name="P9" draw:layer="layout" svg:width="26.4cm" svg:height="1.195cm" svg:x="0.8cm" svg:y="0.404cm">
          <draw:text-box>
            <text:p><text:span text:style-name="T5">Entity Relationship Diagram</text:span></text:p>
          </draw:text-box>
        </draw:frame>
        <draw:line draw:style-name="gr9" draw:text-style-name="P7" draw:layer="layout" svg:x1="12.54cm" svg:y1="5.8cm" svg:x2="12.54cm" svg:y2="6.2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s" draw:style-name="dp1" draw:master-page-name="Default" presentation:presentation-page-layout-name="AL2T1">
        <draw:frame draw:style-name="gr15" draw:text-style-name="P14" draw:layer="layout" svg:width="26.4cm" svg:height="1.195cm" svg:x="0.8cm" svg:y="0.6cm">
          <draw:text-box>
            <text:p text:style-name="P1"><text:span text:style-name="T5">Use Cases Diagram</text:span></text:p>
          </draw:text-box>
        </draw:frame>
        <draw:g xml:id="id18" draw:id="id18">
          <draw:custom-shape draw:style-name="gr13" draw:text-style-name="P7" draw:layer="layout" svg:width="0.45cm" svg:height="0.422cm" svg:x="5.401cm" svg:y="6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5.626cm" svg:y1="6.892cm" svg:x2="5.626cm" svg:y2="7.454cm">
            <text:p/>
          </draw:line>
          <draw:line draw:style-name="gr9" draw:text-style-name="P7" draw:layer="layout" svg:x1="5.926cm" svg:y1="7.032cm" svg:x2="5.326cm" svg:y2="7.032cm">
            <text:p/>
          </draw:line>
          <draw:line draw:style-name="gr9" draw:text-style-name="P7" draw:layer="layout" svg:x1="5.326cm" svg:y1="7.876cm" svg:x2="5.626cm" svg:y2="7.454cm">
            <text:p/>
          </draw:line>
          <draw:line draw:style-name="gr9" draw:text-style-name="P7" draw:layer="layout" svg:x1="5.926cm" svg:y1="7.876cm" svg:x2="5.626cm" svg:y2="7.454cm">
            <text:p/>
          </draw:line>
        </draw:g>
        <draw:frame draw:style-name="gr27" draw:text-style-name="P15" draw:layer="layout" svg:width="1.188cm" svg:height="0.645cm" svg:x="5.086cm" svg:y="5.876cm">
          <draw:text-box>
            <text:p><text:span text:style-name="T7">user</text:span></text:p>
          </draw:text-box>
        </draw:frame>
        <draw:custom-shape draw:style-name="gr28" draw:text-style-name="P16" draw:layer="layout" svg:width="12cm" svg:height="12cm" svg:x="9.8cm" svg:y="2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xml:id="id19" draw:id="id19" draw:layer="layout" svg:width="4cm" svg:height="2cm" svg:x="10.8cm" svg:y="5cm">
          <text:p text:style-name="P1"><text:span text:style-name="T8">Cre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5" draw:id="id15" draw:layer="layout" svg:width="4cm" svg:height="2cm" svg:x="10.8cm" svg:y="2.6cm">
          <text:p text:style-name="P1"><text:span text:style-name="T8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6" draw:id="id16" draw:layer="layout" svg:width="4cm" svg:height="2cm" svg:x="10.8cm" svg:y="7.34cm">
          <text:p text:style-name="P1"><text:span text:style-name="T8">Read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20" draw:id="id20" draw:layer="layout" svg:width="4cm" svg:height="2cm" svg:x="10.78cm" svg:y="9.681cm">
          <text:p text:style-name="P1"><text:span text:style-name="T8">Upd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2" draw:id="id12" draw:layer="layout" svg:width="4cm" svg:height="2cm" svg:x="10.8cm" svg:y="12cm">
          <text:p text:style-name="P1"><text:span text:style-name="T8">Dele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4cm" svg:height="2cm" svg:x="17cm" svg:y="2.8cm">
          <text:p text:style-name="P1"><text:span text:style-name="T8">Verify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13cm" svg:x2="17cm" svg:y2="12cm" draw:start-shape="id12" draw:start-glue-point="10" draw:end-shape="id13" draw:end-glue-point="6" svg:d="M14800 13000l2200-1000" svg:viewBox="0 0 2201 1001">
          <text:p/>
        </draw:connector>
        <draw:connector draw:style-name="gr31" draw:text-style-name="P16" draw:layer="layout" draw:type="lines" svg:x1="14.8cm" svg:y1="3.675cm" svg:x2="17cm" svg:y2="3.875cm" svg:d="M14800 3675h502l1197 200h501" svg:viewBox="0 0 2201 201">
          <text:p/>
        </draw:connector>
        <draw:connector draw:style-name="gr31" draw:text-style-name="P16" draw:layer="layout" draw:type="lines" draw:line-skew="0.501cm -0.502cm" svg:x1="17cm" svg:y1="6.2cm" svg:x2="14.8cm" svg:y2="3.6cm" draw:start-shape="id14" draw:start-glue-point="6" draw:end-shape="id15" svg:d="M17000 6200l-2200-2600" svg:viewBox="0 0 2201 2601">
          <text:p/>
        </draw:connector>
        <draw:frame draw:style-name="gr32" draw:text-style-name="P19" draw:layer="layout" svg:width="1.706cm" svg:height="0.645cm" draw:transform="rotate (-0.855211333477222) translate (15.817cm 4.104cm)">
          <draw:text-box>
            <text:p><text:span text:style-name="T9">&lt;&lt;extend&gt;&gt;</text:span></text:p>
          </draw:text-box>
        </draw:frame>
        <draw:frame draw:style-name="gr33" draw:text-style-name="P19" draw:layer="layout" svg:width="1.666cm" svg:height="0.489cm" draw:transform="rotate (-0.261799387799149) translate (15.327cm 3.2cm)">
          <draw:text-box>
            <text:p><text:span text:style-name="T9">&lt;&lt;include&gt;&gt;</text:span></text:p>
          </draw:text-box>
        </draw:frame>
        <draw:custom-shape draw:style-name="gr29" draw:text-style-name="P18" xml:id="id17" draw:id="id17" draw:layer="layout" svg:width="4cm" svg:height="2cm" svg:x="17cm" svg:y="8.4cm">
          <text:p text:style-name="P1"><text:span text:style-name="T8">Check Li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8.34cm" svg:x2="17cm" svg:y2="12cm" draw:start-shape="id16" draw:end-shape="id13" draw:end-glue-point="6" svg:d="M14800 8340l2200 3660" svg:viewBox="0 0 2201 3661">
          <text:p/>
        </draw:connector>
        <draw:custom-shape draw:style-name="gr29" draw:text-style-name="P18" xml:id="id14" draw:id="id14" draw:layer="layout" svg:width="4cm" svg:height="2cm" svg:x="17cm" svg:y="5.2cm">
          <text:p text:style-name="P1"><text:span text:style-name="T8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3" draw:id="id13" draw:layer="layout" svg:width="4cm" svg:height="2cm" svg:x="17cm" svg:y="11cm">
          <text:p text:style-name="P1"><text:span text:style-name="T8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draw:type="lines" draw:line-skew="-0.502cm 0.501cm" svg:x1="14.8cm" svg:y1="8.34cm" svg:x2="17cm" svg:y2="9.4cm" draw:start-shape="id16" draw:start-glue-point="10" draw:end-shape="id17" draw:end-glue-point="6" svg:d="M14800 8340l2200 1060" svg:viewBox="0 0 2201 1061">
          <text:p/>
        </draw:connector>
        <draw:connector draw:style-name="gr9" draw:text-style-name="P7" draw:layer="layout" draw:type="line" svg:x1="5.926cm" svg:y1="7.166cm" svg:x2="10.8cm" svg:y2="6cm" draw:start-shape="id18" draw:start-glue-point="1" draw:end-shape="id19" draw:end-glue-point="6" svg:d="M5926 7166l4874-1166" svg:viewBox="0 0 4875 1167">
          <text:p/>
        </draw:connector>
        <draw:connector draw:style-name="gr9" draw:text-style-name="P7" draw:layer="layout" draw:type="line" svg:x1="5.926cm" svg:y1="7.166cm" svg:x2="10.8cm" svg:y2="8.34cm" draw:end-shape="id16" draw:end-glue-point="6" svg:d="M5926 7166l4874 1174" svg:viewBox="0 0 4875 1175">
          <text:p/>
        </draw:connector>
        <draw:connector draw:style-name="gr9" draw:text-style-name="P7" draw:layer="layout" draw:type="line" svg:x1="5.926cm" svg:y1="7.166cm" svg:x2="10.78cm" svg:y2="10.681cm" draw:end-shape="id20" draw:end-glue-point="6" svg:d="M5926 7166l4854 3515" svg:viewBox="0 0 4855 3516">
          <text:p/>
        </draw:connector>
        <draw:connector draw:style-name="gr9" draw:text-style-name="P7" draw:layer="layout" draw:type="line" svg:x1="5.926cm" svg:y1="7.166cm" svg:x2="10.8cm" svg:y2="13cm" draw:end-shape="id12" draw:end-glue-point="6" svg:d="M5926 7166l4874 5834" svg:viewBox="0 0 4875 5835">
          <text:p/>
        </draw:connector>
        <draw:connector draw:style-name="gr9" draw:text-style-name="P7" draw:layer="layout" draw:type="line" svg:x1="5.926cm" svg:y1="7.166cm" svg:x2="10.8cm" svg:y2="3.6cm" svg:d="M5926 7166l4874-3566" svg:viewBox="0 0 4875 3567">
          <text:p/>
        </draw:connector>
        <draw:frame draw:style-name="gr32" draw:text-style-name="P19" draw:layer="layout" svg:width="1.706cm" svg:height="0.645cm" draw:transform="rotate (-0.453785605518526) translate (15.267cm 8.072cm)">
          <draw:text-box>
            <text:p><text:span text:style-name="T9">&lt;&lt;include&gt;&gt;</text:span></text:p>
          </draw:text-box>
        </draw:frame>
        <draw:connector draw:style-name="gr30" draw:text-style-name="P16" draw:layer="layout" draw:type="lines" draw:line-skew="-0.502cm" svg:x1="14.8cm" svg:y1="6cm" svg:x2="17cm" svg:y2="12.075cm" draw:start-shape="id19" draw:start-glue-point="10" svg:d="M14800 6000l2200 6075" svg:viewBox="0 0 2201 6076">
          <text:p/>
        </draw:connector>
        <draw:connector draw:style-name="gr30" draw:text-style-name="P16" draw:layer="layout" draw:type="lines" draw:line-skew="-0.482cm" svg:x1="14.78cm" svg:y1="10.681cm" svg:x2="17cm" svg:y2="11.982cm" draw:start-shape="id20" draw:start-glue-point="10" svg:d="M14780 10681h20l2200 1301" svg:viewBox="0 0 2221 1302">
          <text:p/>
        </draw:connector>
        <draw:frame draw:style-name="gr32" draw:text-style-name="P19" draw:layer="layout" svg:width="1.706cm" svg:height="0.645cm" draw:transform="rotate (-1.1693705988362) translate (15.533cm 6.8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-1.0471975511966) translate (15.255cm 8.923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-0.541052068118242) translate (15.538cm 10.681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0.471238898038469) translate (15.187cm 12.425cm)">
          <draw:text-box>
            <text:p><text:span text:style-name="T9">&lt;&lt;extend&gt;&gt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Create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Create URL Flow</text:span></text:p>
          </draw:text-box>
        </draw:frame>
        <draw:custom-shape draw:style-name="gr34" draw:text-style-name="P7" draw:layer="layout" svg:width="2.6cm" svg:height="1cm" svg:x="14cm" svg:y="2.053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5.2cm" svg:y1="3.053cm" svg:x2="15.2cm" svg:y2="14.453cm">
          <text:p/>
        </draw:line>
        <draw:custom-shape draw:style-name="gr34" draw:text-style-name="P7" draw:layer="layout" svg:width="2.6cm" svg:height="1cm" svg:x="20cm" svg:y="2.053cm">
          <text:p text:style-name="P1">API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1.2cm" svg:y1="3.053cm" svg:x2="21.2cm" svg:y2="14.453cm">
          <text:p/>
        </draw:line>
        <draw:custom-shape draw:style-name="gr34" draw:text-style-name="P7" draw:layer="layout" svg:width="2.6cm" svg:height="1cm" svg:x="2cm" svg:y="2.053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3.2cm" svg:y1="3.053cm" svg:x2="3.2cm" svg:y2="14.453cm">
          <text:p/>
        </draw:line>
        <draw:custom-shape draw:style-name="gr34" draw:text-style-name="P7" draw:layer="layout" svg:width="2.6cm" svg:height="1cm" svg:x="8cm" svg:y="2.053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9.2cm" svg:y1="3.053cm" svg:x2="9.2cm" svg:y2="14.453cm">
          <text:p/>
        </draw:line>
        <draw:line draw:style-name="gr6" draw:text-style-name="P7" draw:layer="layout" svg:x1="9.4cm" svg:y1="5.853cm" svg:x2="15cm" svg:y2="5.853cm">
          <text:p/>
        </draw:line>
        <draw:line draw:style-name="gr6" draw:text-style-name="P7" draw:layer="layout" svg:x1="9.4cm" svg:y1="9.418cm" svg:x2="21cm" svg:y2="9.493cm">
          <text:p/>
        </draw:line>
        <draw:frame draw:style-name="gr36" draw:text-style-name="P8" draw:layer="layout" svg:width="3.8cm" svg:height="0.725cm" svg:x="13.4cm" svg:y="8.893cm">
          <draw:text-box>
            <text:p><text:span text:style-name="T4">4 : createUrl()</text:span></text:p>
          </draw:text-box>
        </draw:frame>
        <draw:line draw:style-name="gr37" draw:text-style-name="P7" draw:layer="layout" svg:x1="9cm" svg:y1="13.854cm" svg:x2="3.2cm" svg:y2="13.852cm">
          <text:p/>
        </draw:line>
        <draw:frame draw:style-name="gr36" draw:text-style-name="P22" draw:layer="layout" svg:width="3.4cm" svg:height="0.725cm" svg:x="4.6cm" svg:y="13.253cm">
          <draw:text-box>
            <text:p text:style-name="P1"><text:span text:style-name="T4">response(json)</text:span></text:p>
          </draw:text-box>
        </draw:frame>
        <draw:line draw:style-name="gr37" draw:text-style-name="P7" draw:layer="layout" svg:x1="21cm" svg:y1="11.328cm" svg:x2="9.4cm" svg:y2="11.328cm">
          <text:p/>
        </draw:line>
        <draw:frame draw:style-name="gr36" draw:text-style-name="P22" draw:layer="layout" svg:width="2.2cm" svg:height="0.725cm" svg:x="14cm" svg:y="10.728cm">
          <draw:text-box>
            <text:p text:style-name="P1"><text:span text:style-name="T4">short_url</text:span></text:p>
          </draw:text-box>
        </draw:frame>
        <draw:line draw:style-name="gr37" draw:text-style-name="P7" draw:layer="layout" svg:x1="15cm" svg:y1="7.652cm" svg:x2="9.4cm" svg:y2="7.652cm">
          <text:p/>
        </draw:line>
        <draw:frame draw:style-name="gr36" draw:text-style-name="P22" draw:layer="layout" svg:width="2.8cm" svg:height="0.725cm" svg:x="11cm" svg:y="7.053cm">
          <draw:text-box>
            <text:p text:style-name="P1"><text:span text:style-name="T4">auth_status</text:span></text:p>
          </draw:text-box>
        </draw:frame>
        <draw:custom-shape draw:style-name="gr38" draw:text-style-name="P23" draw:layer="layout" svg:width="0.4cm" svg:height="9.8cm" svg:x="9cm" svg:y="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0.4cm" svg:height="1.799cm" svg:x="15cm" svg:y="5.853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6.2cm" svg:height="0.725cm" svg:x="9.2cm" svg:y="5.255cm">
          <draw:text-box>
            <text:p><text:span text:style-name="T4">2 : <text:s/>authenticateUser(api_key)</text:span></text:p>
          </draw:text-box>
        </draw:frame>
        <draw:custom-shape draw:style-name="gr40" draw:text-style-name="P23" draw:layer="layout" svg:width="0.4cm" svg:height="1.835cm" svg:x="21cm" svg:y="9.4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6cm" svg:height="1cm" svg:x="23.4cm" svg:y="2.053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4.6cm" svg:y1="3.053cm" svg:x2="24.6cm" svg:y2="14.453cm">
          <text:p/>
        </draw:line>
        <draw:custom-shape draw:style-name="gr41" draw:text-style-name="P23" draw:layer="layout" svg:width="0.4cm" svg:height="0.6cm" svg:x="24.4cm" svg:y="12.253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3.8cm" svg:height="0.725cm" svg:x="15.8cm" svg:y="11.653cm">
          <draw:text-box>
            <text:p><text:span text:style-name="T4">6 : log(message)</text:span></text:p>
          </draw:text-box>
        </draw:frame>
        <draw:line draw:style-name="gr6" draw:text-style-name="P7" draw:layer="layout" svg:x1="21.4cm" svg:y1="9.843cm" svg:x2="24.4cm" svg:y2="9.843cm">
          <text:p/>
        </draw:line>
        <draw:frame draw:style-name="gr36" draw:text-style-name="P8" draw:layer="layout" svg:width="3.8cm" svg:height="0.725cm" svg:x="17.8cm" svg:y="5.653cm">
          <draw:text-box>
            <text:p><text:span text:style-name="T4">3 : log(message)</text:span></text:p>
          </draw:text-box>
        </draw:frame>
        <draw:line draw:style-name="gr6" draw:text-style-name="P7" draw:layer="layout" svg:x1="9.4cm" svg:y1="12.253cm" svg:x2="24.4cm" svg:y2="12.253cm">
          <text:p/>
        </draw:line>
        <draw:frame draw:style-name="gr36" draw:text-style-name="P8" draw:layer="layout" svg:width="3.8cm" svg:height="0.725cm" svg:x="21.18cm" svg:y="9.043cm">
          <draw:text-box>
            <text:p><text:span text:style-name="T4">5 : log(message)</text:span></text:p>
          </draw:text-box>
        </draw:frame>
        <draw:line draw:style-name="gr6" draw:text-style-name="P7" draw:layer="layout" svg:x1="15.4cm" svg:y1="6.208cm" svg:x2="24.4cm" svg:y2="6.208cm">
          <text:p/>
        </draw:line>
        <draw:custom-shape draw:style-name="gr42" draw:text-style-name="P23" draw:layer="layout" svg:width="0.4cm" svg:height="1.2cm" svg:x="24.4cm" svg:y="6.053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4cm" svg:y1="10.978cm" svg:x2="21.4cm" svg:y2="10.978cm">
          <text:p/>
        </draw:line>
        <draw:line draw:style-name="gr37" draw:text-style-name="P7" draw:layer="layout" svg:x1="24.38cm" svg:y1="7.232cm" svg:x2="15.38cm" svg:y2="7.232cm">
          <text:p/>
        </draw:line>
        <draw:line draw:style-name="gr37" draw:text-style-name="P7" draw:layer="layout" svg:x1="24.4cm" svg:y1="13.453cm" svg:x2="9.4cm" svg:y2="13.453cm">
          <text:p/>
        </draw:line>
        <draw:line draw:style-name="gr37" draw:text-style-name="P7" draw:layer="layout" svg:x1="15.001cm" svg:y1="7.652cm" svg:x2="9.401cm" svg:y2="7.652cm">
          <text:p/>
        </draw:line>
        <draw:line draw:style-name="gr37" draw:text-style-name="P7" draw:layer="layout" svg:x1="15.001cm" svg:y1="7.652cm" svg:x2="9.401cm" svg:y2="7.652cm">
          <text:p/>
        </draw:line>
        <draw:line draw:style-name="gr37" draw:text-style-name="P7" draw:layer="layout" svg:x1="15.001cm" svg:y1="7.652cm" svg:x2="9.401cm" svg:y2="7.652cm">
          <text:p/>
        </draw:line>
        <draw:frame draw:style-name="gr36" draw:text-style-name="P22" draw:layer="layout" svg:width="1.4cm" svg:height="0.725cm" svg:x="17.2cm" svg:y="12.853cm">
          <draw:text-box>
            <text:p text:style-name="P1"><text:span text:style-name="T4">void</text:span></text:p>
          </draw:text-box>
        </draw:frame>
        <draw:frame draw:style-name="gr36" draw:text-style-name="P22" draw:layer="layout" svg:width="1.4cm" svg:height="0.725cm" svg:x="22.4cm" svg:y="10.453cm">
          <draw:text-box>
            <text:p text:style-name="P1"><text:span text:style-name="T4">void</text:span></text:p>
          </draw:text-box>
        </draw:frame>
        <draw:frame draw:style-name="gr36" draw:text-style-name="P22" draw:layer="layout" svg:width="1.4cm" svg:height="0.725cm" svg:x="18.98cm" svg:y="6.587cm">
          <draw:text-box>
            <text:p text:style-name="P1"><text:span text:style-name="T4">void</text:span></text:p>
          </draw:text-box>
        </draw:frame>
        <draw:custom-shape draw:style-name="gr42" draw:text-style-name="P23" draw:layer="layout" svg:width="0.4cm" svg:height="1.2cm" svg:x="24.4cm" svg:y="9.7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1.2cm" svg:x="24.4cm" svg:y="12.253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cm" svg:y1="4.053cm" svg:x2="9cm" svg:y2="4.053cm">
          <text:p/>
        </draw:line>
        <draw:frame draw:style-name="gr36" draw:text-style-name="P8" draw:layer="layout" svg:width="3.8cm" svg:height="0.725cm" svg:x="4.2cm" svg:y="3.454cm">
          <draw:text-box>
            <text:p><text:span text:style-name="T4">1 : request(post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Read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R</text:span><text:span text:style-name="T5">e</text:span><text:span text:style-name="T5">a</text:span><text:span text:style-name="T5">d</text:span><text:span text:style-name="T5"> </text:span><text:span text:style-name="T5">U</text:span><text:span text:style-name="T5">R</text:span><text:span text:style-name="T5">L</text:span><text:span text:style-name="T5"> </text:span><text:span text:style-name="T5">F</text:span><text:span text:style-name="T5">l</text:span><text:span text:style-name="T5">o</text:span><text:span text:style-name="T5">w</text:span></text:p>
          </draw:text-box>
        </draw:frame>
        <draw:custom-shape draw:style-name="gr34" draw:text-style-name="P7" draw:layer="layout" svg:width="2.6cm" svg:height="1cm" svg:x="14cm" svg:y="2.053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5.2cm" svg:y1="3.053cm" svg:x2="15.2cm" svg:y2="14.453cm">
          <text:p/>
        </draw:line>
        <draw:custom-shape draw:style-name="gr34" draw:text-style-name="P7" draw:layer="layout" svg:width="2.6cm" svg:height="1cm" svg:x="20cm" svg:y="2.053cm">
          <text:p text:style-name="P1">API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1.2cm" svg:y1="3.053cm" svg:x2="21.2cm" svg:y2="14.453cm">
          <text:p/>
        </draw:line>
        <draw:custom-shape draw:style-name="gr34" draw:text-style-name="P7" draw:layer="layout" svg:width="2.6cm" svg:height="1cm" svg:x="2cm" svg:y="2.053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3.2cm" svg:y1="3.053cm" svg:x2="3.2cm" svg:y2="14.453cm">
          <text:p/>
        </draw:line>
        <draw:custom-shape draw:style-name="gr34" draw:text-style-name="P7" draw:layer="layout" svg:width="2.6cm" svg:height="1cm" svg:x="8cm" svg:y="2.053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9.2cm" svg:y1="3.053cm" svg:x2="9.2cm" svg:y2="14.453cm">
          <text:p/>
        </draw:line>
        <draw:line draw:style-name="gr6" draw:text-style-name="P7" draw:layer="layout" svg:x1="9.4cm" svg:y1="4.413cm" svg:x2="15cm" svg:y2="4.413cm">
          <text:p/>
        </draw:line>
        <draw:line draw:style-name="gr6" draw:text-style-name="P7" draw:layer="layout" svg:x1="9.4cm" svg:y1="10.338cm" svg:x2="21cm" svg:y2="10.413cm">
          <text:p/>
        </draw:line>
        <draw:frame draw:style-name="gr43" draw:text-style-name="P15" draw:layer="layout" svg:width="4.2cm" svg:height="0.645cm" svg:x="13.4cm" svg:y="9.813cm">
          <draw:text-box>
            <text:p><text:span text:style-name="T7">4 : </text:span><text:span text:style-name="T7">readUrl(return_t</text:span><text:span text:style-name="T7">ype)</text:span></text:p>
          </draw:text-box>
        </draw:frame>
        <draw:line draw:style-name="gr37" draw:text-style-name="P7" draw:layer="layout" svg:x1="9cm" svg:y1="13.854cm" svg:x2="3.2cm" svg:y2="13.852cm">
          <text:p/>
        </draw:line>
        <draw:frame draw:style-name="gr36" draw:text-style-name="P24" draw:layer="layout" svg:width="3.4cm" svg:height="0.725cm" svg:x="4.6cm" svg:y="13.253cm">
          <draw:text-box>
            <text:p text:style-name="P1"><text:span text:style-name="T7">response(json)</text:span></text:p>
          </draw:text-box>
        </draw:frame>
        <draw:line draw:style-name="gr37" draw:text-style-name="P7" draw:layer="layout" svg:x1="21cm" svg:y1="11.668cm" svg:x2="9.4cm" svg:y2="11.668cm">
          <text:p/>
        </draw:line>
        <draw:frame draw:style-name="gr36" draw:text-style-name="P24" draw:layer="layout" svg:width="2.2cm" svg:height="0.725cm" svg:x="14cm" svg:y="11.068cm">
          <draw:text-box>
            <text:p text:style-name="P1"><text:span text:style-name="T7">short_url</text:span></text:p>
          </draw:text-box>
        </draw:frame>
        <draw:frame draw:style-name="gr36" draw:text-style-name="P24" draw:layer="layout" svg:width="2.8cm" svg:height="0.725cm" svg:x="10.999cm" svg:y="5.213cm">
          <draw:text-box>
            <text:p text:style-name="P1"><text:span text:style-name="T7">auth_status</text:span></text:p>
          </draw:text-box>
        </draw:frame>
        <draw:custom-shape draw:style-name="gr38" draw:text-style-name="P23" draw:layer="layout" svg:width="0.4cm" svg:height="9.8cm" svg:x="9cm" svg:y="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draw:layer="layout" svg:width="0.4cm" svg:height="1.4cm" svg:x="15cm" svg:y="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0.4cm" svg:height="1.32cm" svg:x="21cm" svg:y="10.4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6cm" svg:height="1cm" svg:x="23.4cm" svg:y="2.053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4.6cm" svg:y1="3.053cm" svg:x2="24.6cm" svg:y2="14.453cm">
          <text:p/>
        </draw:line>
        <draw:frame draw:style-name="gr36" draw:text-style-name="P15" draw:layer="layout" svg:width="3.8cm" svg:height="0.725cm" svg:x="15.8cm" svg:y="12.128cm">
          <draw:text-box>
            <text:p><text:span text:style-name="T7">6 : log(message)</text:span></text:p>
          </draw:text-box>
        </draw:frame>
        <draw:line draw:style-name="gr6" draw:text-style-name="P7" draw:layer="layout" svg:x1="21.4cm" svg:y1="10.688cm" svg:x2="24.4cm" svg:y2="10.688cm">
          <text:p/>
        </draw:line>
        <draw:frame draw:style-name="gr36" draw:text-style-name="P15" draw:layer="layout" svg:width="3.8cm" svg:height="0.725cm" svg:x="17.8cm" svg:y="4.213cm">
          <draw:text-box>
            <text:p><text:span text:style-name="T7">3 : </text:span><text:span text:style-name="T7">log(message)</text:span></text:p>
          </draw:text-box>
        </draw:frame>
        <draw:line draw:style-name="gr6" draw:text-style-name="P7" draw:layer="layout" svg:x1="9.4cm" svg:y1="12.728cm" svg:x2="24.4cm" svg:y2="12.728cm">
          <text:p/>
        </draw:line>
        <draw:frame draw:style-name="gr36" draw:text-style-name="P15" draw:layer="layout" svg:width="3.8cm" svg:height="0.725cm" svg:x="21.18cm" svg:y="9.963cm">
          <draw:text-box>
            <text:p><text:span text:style-name="T7">5</text:span><text:span text:style-name="T7"> </text:span><text:span text:style-name="T7">:</text:span><text:span text:style-name="T7"> </text:span><text:span text:style-name="T7">l</text:span><text:span text:style-name="T7">o</text:span><text:span text:style-name="T7">g</text:span><text:span text:style-name="T7">(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)</text:span></text:p>
          </draw:text-box>
        </draw:frame>
        <draw:line draw:style-name="gr6" draw:text-style-name="P7" draw:layer="layout" svg:x1="15.4cm" svg:y1="4.768cm" svg:x2="24.4cm" svg:y2="4.768cm">
          <text:p/>
        </draw:line>
        <draw:custom-shape draw:style-name="gr46" draw:text-style-name="P23" draw:layer="layout" svg:width="0.4cm" svg:height="0.8cm" svg:x="24.38cm" svg:y="4.613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4cm" svg:y1="11.333cm" svg:x2="21.4cm" svg:y2="11.333cm">
          <text:p/>
        </draw:line>
        <draw:line draw:style-name="gr37" draw:text-style-name="P7" draw:layer="layout" svg:x1="24.38cm" svg:y1="5.413cm" svg:x2="15.38cm" svg:y2="5.413cm">
          <text:p/>
        </draw:line>
        <draw:line draw:style-name="gr37" draw:text-style-name="P7" draw:layer="layout" svg:x1="24.4cm" svg:y1="13.453cm" svg:x2="9.4cm" svg:y2="13.453cm">
          <text:p/>
        </draw:line>
        <draw:line draw:style-name="gr37" draw:text-style-name="P7" draw:layer="layout" svg:x1="15cm" svg:y1="5.812cm" svg:x2="9.4cm" svg:y2="5.812cm">
          <text:p/>
        </draw:line>
        <draw:frame draw:style-name="gr36" draw:text-style-name="P24" draw:layer="layout" svg:width="1.4cm" svg:height="0.725cm" svg:x="17.2cm" svg:y="12.853cm">
          <draw:text-box>
            <text:p text:style-name="P1"><text:span text:style-name="T7">void</text:span></text:p>
          </draw:text-box>
        </draw:frame>
        <draw:frame draw:style-name="gr36" draw:text-style-name="P24" draw:layer="layout" svg:width="1.4cm" svg:height="0.725cm" svg:x="22.4cm" svg:y="10.808cm">
          <draw:text-box>
            <text:p text:style-name="P1"><text:span text:style-name="T7">void</text:span></text:p>
          </draw:text-box>
        </draw:frame>
        <draw:frame draw:style-name="gr36" draw:text-style-name="P24" draw:layer="layout" svg:width="1.4cm" svg:height="0.725cm" svg:x="18.98cm" svg:y="4.809cm">
          <draw:text-box>
            <text:p text:style-name="P1"><text:span text:style-name="T7">void</text:span></text:p>
          </draw:text-box>
        </draw:frame>
        <draw:custom-shape draw:style-name="gr47" draw:text-style-name="P23" draw:layer="layout" svg:width="0.4cm" svg:height="0.645cm" svg:x="24.4cm" svg:y="10.6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4cm" svg:height="0.725cm" svg:x="24.4cm" svg:y="12.72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cm" svg:y1="4.053cm" svg:x2="9cm" svg:y2="4.053cm">
          <text:p/>
        </draw:line>
        <draw:frame draw:style-name="gr32" draw:text-style-name="P15" draw:layer="layout" svg:width="3cm" svg:height="0.645cm" svg:x="4.4cm" svg:y="3.4cm">
          <draw:text-box>
            <text:p><text:span text:style-name="T7">1 : request(get)</text:span></text:p>
          </draw:text-box>
        </draw:frame>
        <draw:frame draw:style-name="gr36" draw:text-style-name="P15" draw:layer="layout" svg:width="6.2cm" svg:height="0.725cm" svg:x="9.2cm" svg:y="3.813cm">
          <draw:text-box>
            <text:p><text:span text:style-name="T7">2 : <text:s/></text:span><text:span text:style-name="T7">authenticateUse</text:span><text:span text:style-name="T7">r(api_key)</text:span></text:p>
          </draw:text-box>
        </draw:frame>
        <draw:frame draw:style-name="gr36" draw:text-style-name="P24" draw:layer="layout" svg:width="2.8cm" svg:height="0.725cm" svg:x="10.999cm" svg:y="8.137cm">
          <draw:text-box>
            <text:p text:style-name="P1"><text:span text:style-name="T7">auth_status</text:span></text:p>
          </draw:text-box>
        </draw:frame>
        <draw:custom-shape draw:style-name="gr49" draw:text-style-name="P23" draw:layer="layout" svg:width="0.4cm" svg:height="1.325cm" svg:x="15cm" svg:y="7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3.8cm" svg:height="0.725cm" svg:x="17.8cm" svg:y="7.212cm">
          <draw:text-box>
            <text:p><text:span text:style-name="T7">3 : </text:span><text:span text:style-name="T7">log(message)</text:span></text:p>
          </draw:text-box>
        </draw:frame>
        <draw:line draw:style-name="gr6" draw:text-style-name="P7" draw:layer="layout" svg:x1="15.4cm" svg:y1="7.767cm" svg:x2="24.4cm" svg:y2="7.767cm">
          <text:p/>
        </draw:line>
        <draw:custom-shape draw:style-name="gr50" draw:text-style-name="P23" draw:layer="layout" svg:width="0.4cm" svg:height="0.925cm" svg:x="24.38cm" svg:y="7.612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34cm" svg:y1="8.412cm" svg:x2="15.4cm" svg:y2="8.412cm">
          <text:p/>
        </draw:line>
        <draw:line draw:style-name="gr37" draw:text-style-name="P7" draw:layer="layout" svg:x1="15cm" svg:y1="8.736cm" svg:x2="9.4cm" svg:y2="8.736cm">
          <text:p/>
        </draw:line>
        <draw:frame draw:style-name="gr36" draw:text-style-name="P24" draw:layer="layout" svg:width="1.4cm" svg:height="0.725cm" svg:x="18.94cm" svg:y="7.767cm">
          <draw:text-box>
            <text:p text:style-name="P1"><text:span text:style-name="T7">void</text:span></text:p>
          </draw:text-box>
        </draw:frame>
        <draw:line draw:style-name="gr6" draw:text-style-name="P7" draw:layer="layout" svg:x1="9.4cm" svg:y1="7.412cm" svg:x2="15cm" svg:y2="7.412cm">
          <text:p/>
        </draw:line>
        <draw:frame draw:style-name="gr36" draw:text-style-name="P15" draw:layer="layout" svg:width="4.8cm" svg:height="0.725cm" svg:x="9.8cm" svg:y="6.813cm">
          <draw:text-box>
            <text:p><text:span text:style-name="T10">2 : <text:s/>authorizeUser(ur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Update/Delete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Update/Delete URL Flow</text:span></text:p>
          </draw:text-box>
        </draw:frame>
        <draw:custom-shape draw:style-name="gr34" draw:text-style-name="P7" draw:layer="layout" svg:width="2.6cm" svg:height="1cm" svg:x="14cm" svg:y="2.053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5.2cm" svg:y1="3.053cm" svg:x2="15.2cm" svg:y2="14.453cm">
          <text:p/>
        </draw:line>
        <draw:custom-shape draw:style-name="gr34" draw:text-style-name="P7" draw:layer="layout" svg:width="2.6cm" svg:height="1cm" svg:x="20cm" svg:y="2.053cm">
          <text:p text:style-name="P1">API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1.2cm" svg:y1="3.053cm" svg:x2="21.2cm" svg:y2="14.453cm">
          <text:p/>
        </draw:line>
        <draw:custom-shape draw:style-name="gr34" draw:text-style-name="P7" draw:layer="layout" svg:width="2.6cm" svg:height="1cm" svg:x="2cm" svg:y="2.053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3.2cm" svg:y1="3.053cm" svg:x2="3.2cm" svg:y2="14.453cm">
          <text:p/>
        </draw:line>
        <draw:custom-shape draw:style-name="gr34" draw:text-style-name="P7" draw:layer="layout" svg:width="2.6cm" svg:height="1cm" svg:x="8cm" svg:y="2.053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9.2cm" svg:y1="3.053cm" svg:x2="9.2cm" svg:y2="14.453cm">
          <text:p/>
        </draw:line>
        <draw:line draw:style-name="gr6" draw:text-style-name="P7" draw:layer="layout" svg:x1="9.4cm" svg:y1="4.413cm" svg:x2="15cm" svg:y2="4.413cm">
          <text:p/>
        </draw:line>
        <draw:line draw:style-name="gr6" draw:text-style-name="P7" draw:layer="layout" svg:x1="9.4cm" svg:y1="10.338cm" svg:x2="21cm" svg:y2="10.413cm">
          <text:p/>
        </draw:line>
        <draw:frame draw:style-name="gr51" draw:text-style-name="P15" draw:layer="layout" svg:width="4.6cm" svg:height="0.645cm" svg:x="12.82cm" svg:y="9.768cm">
          <draw:text-box>
            <text:p><text:span text:style-name="T7">4 : updateUrl()/deleteUrl()</text:span></text:p>
          </draw:text-box>
        </draw:frame>
        <draw:line draw:style-name="gr37" draw:text-style-name="P7" draw:layer="layout" svg:x1="9cm" svg:y1="13.854cm" svg:x2="3.2cm" svg:y2="13.852cm">
          <text:p/>
        </draw:line>
        <draw:frame draw:style-name="gr36" draw:text-style-name="P24" draw:layer="layout" svg:width="3.4cm" svg:height="0.725cm" svg:x="4.6cm" svg:y="13.253cm">
          <draw:text-box>
            <text:p text:style-name="P1"><text:span text:style-name="T7">response(json)</text:span></text:p>
          </draw:text-box>
        </draw:frame>
        <draw:line draw:style-name="gr37" draw:text-style-name="P7" draw:layer="layout" svg:x1="21cm" svg:y1="11.668cm" svg:x2="9.4cm" svg:y2="11.668cm">
          <text:p/>
        </draw:line>
        <draw:frame draw:style-name="gr36" draw:text-style-name="P24" draw:layer="layout" svg:width="2.2cm" svg:height="0.725cm" svg:x="14cm" svg:y="11.068cm">
          <draw:text-box>
            <text:p text:style-name="P1"><text:span text:style-name="T7">short_url</text:span></text:p>
          </draw:text-box>
        </draw:frame>
        <draw:frame draw:style-name="gr36" draw:text-style-name="P24" draw:layer="layout" svg:width="2.8cm" svg:height="0.725cm" svg:x="10.999cm" svg:y="5.213cm">
          <draw:text-box>
            <text:p text:style-name="P1"><text:span text:style-name="T7">auth_status</text:span></text:p>
          </draw:text-box>
        </draw:frame>
        <draw:custom-shape draw:style-name="gr38" draw:text-style-name="P23" draw:layer="layout" svg:width="0.4cm" svg:height="9.8cm" svg:x="9cm" svg:y="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draw:layer="layout" svg:width="0.4cm" svg:height="1.4cm" svg:x="15cm" svg:y="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0.4cm" svg:height="1.32cm" svg:x="21cm" svg:y="10.4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6cm" svg:height="1cm" svg:x="23.4cm" svg:y="2.053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4.6cm" svg:y1="3.053cm" svg:x2="24.6cm" svg:y2="14.453cm">
          <text:p/>
        </draw:line>
        <draw:frame draw:style-name="gr36" draw:text-style-name="P15" draw:layer="layout" svg:width="3.8cm" svg:height="0.725cm" svg:x="15.8cm" svg:y="12.128cm">
          <draw:text-box>
            <text:p><text:span text:style-name="T7">6 : log(message)</text:span></text:p>
          </draw:text-box>
        </draw:frame>
        <draw:line draw:style-name="gr6" draw:text-style-name="P7" draw:layer="layout" svg:x1="21.4cm" svg:y1="10.688cm" svg:x2="24.4cm" svg:y2="10.688cm">
          <text:p/>
        </draw:line>
        <draw:frame draw:style-name="gr36" draw:text-style-name="P15" draw:layer="layout" svg:width="3.8cm" svg:height="0.725cm" svg:x="17.8cm" svg:y="4.213cm">
          <draw:text-box>
            <text:p><text:span text:style-name="T7">3 : log(message)</text:span></text:p>
          </draw:text-box>
        </draw:frame>
        <draw:line draw:style-name="gr6" draw:text-style-name="P7" draw:layer="layout" svg:x1="9.4cm" svg:y1="12.728cm" svg:x2="24.4cm" svg:y2="12.728cm">
          <text:p/>
        </draw:line>
        <draw:frame draw:style-name="gr36" draw:text-style-name="P15" draw:layer="layout" svg:width="3.8cm" svg:height="0.725cm" svg:x="21.18cm" svg:y="9.963cm">
          <draw:text-box>
            <text:p><text:span text:style-name="T7">5 : log(message)</text:span></text:p>
          </draw:text-box>
        </draw:frame>
        <draw:line draw:style-name="gr6" draw:text-style-name="P7" draw:layer="layout" svg:x1="15.4cm" svg:y1="4.768cm" svg:x2="24.4cm" svg:y2="4.768cm">
          <text:p/>
        </draw:line>
        <draw:custom-shape draw:style-name="gr46" draw:text-style-name="P23" draw:layer="layout" svg:width="0.4cm" svg:height="0.8cm" svg:x="24.38cm" svg:y="4.613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4cm" svg:y1="11.333cm" svg:x2="21.4cm" svg:y2="11.333cm">
          <text:p/>
        </draw:line>
        <draw:line draw:style-name="gr37" draw:text-style-name="P7" draw:layer="layout" svg:x1="24.38cm" svg:y1="5.413cm" svg:x2="15.38cm" svg:y2="5.413cm">
          <text:p/>
        </draw:line>
        <draw:line draw:style-name="gr37" draw:text-style-name="P7" draw:layer="layout" svg:x1="24.4cm" svg:y1="13.453cm" svg:x2="9.4cm" svg:y2="13.453cm">
          <text:p/>
        </draw:line>
        <draw:line draw:style-name="gr37" draw:text-style-name="P7" draw:layer="layout" svg:x1="15cm" svg:y1="5.812cm" svg:x2="9.4cm" svg:y2="5.812cm">
          <text:p/>
        </draw:line>
        <draw:frame draw:style-name="gr36" draw:text-style-name="P24" draw:layer="layout" svg:width="1.4cm" svg:height="0.725cm" svg:x="17.2cm" svg:y="12.853cm">
          <draw:text-box>
            <text:p text:style-name="P1"><text:span text:style-name="T7">void</text:span></text:p>
          </draw:text-box>
        </draw:frame>
        <draw:frame draw:style-name="gr36" draw:text-style-name="P24" draw:layer="layout" svg:width="1.4cm" svg:height="0.725cm" svg:x="22.4cm" svg:y="10.808cm">
          <draw:text-box>
            <text:p text:style-name="P1"><text:span text:style-name="T7">void</text:span></text:p>
          </draw:text-box>
        </draw:frame>
        <draw:frame draw:style-name="gr36" draw:text-style-name="P24" draw:layer="layout" svg:width="1.4cm" svg:height="0.725cm" svg:x="18.98cm" svg:y="4.809cm">
          <draw:text-box>
            <text:p text:style-name="P1"><text:span text:style-name="T7">void</text:span></text:p>
          </draw:text-box>
        </draw:frame>
        <draw:custom-shape draw:style-name="gr47" draw:text-style-name="P23" draw:layer="layout" svg:width="0.4cm" svg:height="0.645cm" svg:x="24.4cm" svg:y="10.6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4cm" svg:height="0.725cm" svg:x="24.4cm" svg:y="12.72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cm" svg:y1="4.053cm" svg:x2="9cm" svg:y2="4.053cm">
          <text:p/>
        </draw:line>
        <draw:frame draw:style-name="gr32" draw:text-style-name="P15" draw:layer="layout" svg:width="4.8cm" svg:height="0.645cm" svg:x="3.6cm" svg:y="3.454cm">
          <draw:text-box>
            <text:p><text:span text:style-name="T7">1 : request(put/delete)</text:span></text:p>
          </draw:text-box>
        </draw:frame>
        <draw:frame draw:style-name="gr36" draw:text-style-name="P15" draw:layer="layout" svg:width="6.2cm" svg:height="0.725cm" svg:x="9.2cm" svg:y="3.813cm">
          <draw:text-box>
            <text:p><text:span text:style-name="T7">2 : <text:s/>authenticateUser(api_key)</text:span></text:p>
          </draw:text-box>
        </draw:frame>
        <draw:frame draw:style-name="gr36" draw:text-style-name="P24" draw:layer="layout" svg:width="2.8cm" svg:height="0.725cm" svg:x="10.999cm" svg:y="8.137cm">
          <draw:text-box>
            <text:p text:style-name="P1"><text:span text:style-name="T7">auth_status</text:span></text:p>
          </draw:text-box>
        </draw:frame>
        <draw:custom-shape draw:style-name="gr49" draw:text-style-name="P23" draw:layer="layout" svg:width="0.4cm" svg:height="1.325cm" svg:x="15cm" svg:y="7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3.8cm" svg:height="0.725cm" svg:x="17.8cm" svg:y="7.212cm">
          <draw:text-box>
            <text:p><text:span text:style-name="T7">3 : log(message)</text:span></text:p>
          </draw:text-box>
        </draw:frame>
        <draw:line draw:style-name="gr6" draw:text-style-name="P7" draw:layer="layout" svg:x1="15.4cm" svg:y1="7.767cm" svg:x2="24.4cm" svg:y2="7.767cm">
          <text:p/>
        </draw:line>
        <draw:custom-shape draw:style-name="gr50" draw:text-style-name="P23" draw:layer="layout" svg:width="0.4cm" svg:height="0.925cm" svg:x="24.38cm" svg:y="7.612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34cm" svg:y1="8.412cm" svg:x2="15.4cm" svg:y2="8.412cm">
          <text:p/>
        </draw:line>
        <draw:line draw:style-name="gr37" draw:text-style-name="P7" draw:layer="layout" svg:x1="15cm" svg:y1="8.736cm" svg:x2="9.4cm" svg:y2="8.736cm">
          <text:p/>
        </draw:line>
        <draw:frame draw:style-name="gr36" draw:text-style-name="P24" draw:layer="layout" svg:width="1.4cm" svg:height="0.725cm" svg:x="18.94cm" svg:y="7.767cm">
          <draw:text-box>
            <text:p text:style-name="P1"><text:span text:style-name="T7">void</text:span></text:p>
          </draw:text-box>
        </draw:frame>
        <draw:line draw:style-name="gr6" draw:text-style-name="P7" draw:layer="layout" svg:x1="9.4cm" svg:y1="7.412cm" svg:x2="15cm" svg:y2="7.412cm">
          <text:p/>
        </draw:line>
        <draw:frame draw:style-name="gr36" draw:text-style-name="P15" draw:layer="layout" svg:width="4.8cm" svg:height="0.725cm" svg:x="9.8cm" svg:y="6.813cm">
          <draw:text-box>
            <text:p><text:span text:style-name="T10">2 : <text:s/>authorizeUser(ur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Login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Login/Register Flow</text:span></text:p>
          </draw:text-box>
        </draw:frame>
        <draw:custom-shape draw:style-name="gr34" draw:text-style-name="P7" draw:layer="layout" svg:width="2.6cm" svg:height="1cm" svg:x="15.6cm" svg:y="2.066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6.8cm" svg:y1="3.066cm" svg:x2="16.8cm" svg:y2="14.466cm">
          <text:p/>
        </draw:line>
        <draw:custom-shape draw:style-name="gr34" draw:text-style-name="P7" draw:layer="layout" svg:width="2.6cm" svg:height="1cm" svg:x="3.6cm" svg:y="2.066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4.8cm" svg:y1="3.066cm" svg:x2="4.8cm" svg:y2="14.466cm">
          <text:p/>
        </draw:line>
        <draw:custom-shape draw:style-name="gr34" draw:text-style-name="P7" draw:layer="layout" svg:width="2.6cm" svg:height="1cm" svg:x="9.6cm" svg:y="2.066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10.8cm" svg:y1="3.066cm" svg:x2="10.8cm" svg:y2="14.466cm">
          <text:p/>
        </draw:line>
        <draw:line draw:style-name="gr6" draw:text-style-name="P7" draw:layer="layout" svg:x1="11cm" svg:y1="5.866cm" svg:x2="16.6cm" svg:y2="5.866cm">
          <text:p/>
        </draw:line>
        <draw:line draw:style-name="gr37" draw:text-style-name="P7" draw:layer="layout" svg:x1="10.6cm" svg:y1="13.867cm" svg:x2="4.8cm" svg:y2="13.865cm">
          <text:p/>
        </draw:line>
        <draw:frame draw:style-name="gr36" draw:text-style-name="P22" draw:layer="layout" svg:width="3.4cm" svg:height="0.725cm" svg:x="6.2cm" svg:y="13.266cm">
          <draw:text-box>
            <text:p text:style-name="P1"><text:span text:style-name="T4">response(json)</text:span></text:p>
          </draw:text-box>
        </draw:frame>
        <draw:line draw:style-name="gr37" draw:text-style-name="P7" draw:layer="layout" svg:x1="16.6cm" svg:y1="7.665cm" svg:x2="11cm" svg:y2="7.665cm">
          <text:p/>
        </draw:line>
        <draw:frame draw:style-name="gr36" draw:text-style-name="P22" draw:layer="layout" svg:width="2.8cm" svg:height="0.725cm" svg:x="12.6cm" svg:y="7.066cm">
          <draw:text-box>
            <text:p text:style-name="P1"><text:span text:style-name="T4">login_status</text:span></text:p>
          </draw:text-box>
        </draw:frame>
        <draw:custom-shape draw:style-name="gr38" draw:text-style-name="P23" draw:layer="layout" svg:width="0.4cm" svg:height="9.8cm" svg:x="10.6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0.4cm" svg:height="1.799cm" svg:x="16.6cm" svg:y="5.866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6.2cm" svg:height="0.725cm" svg:x="10.8cm" svg:y="5.268cm">
          <draw:text-box>
            <text:p><text:span text:style-name="T4">2 : <text:s/>loginUser(user, pass)</text:span></text:p>
          </draw:text-box>
        </draw:frame>
        <draw:custom-shape draw:style-name="gr34" draw:text-style-name="P7" draw:layer="layout" svg:width="2.6cm" svg:height="1cm" svg:x="21.6cm" svg:y="2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2.8cm" svg:y1="3cm" svg:x2="22.8cm" svg:y2="14.4cm">
          <text:p/>
        </draw:line>
        <draw:custom-shape draw:style-name="gr41" draw:text-style-name="P23" draw:layer="layout" svg:width="0.4cm" svg:height="0.6cm" svg:x="22.6cm" svg:y="12.2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3.8cm" svg:height="0.725cm" svg:x="17.4cm" svg:y="11.666cm">
          <draw:text-box>
            <text:p><text:span text:style-name="T4">6 : log(message)</text:span></text:p>
          </draw:text-box>
        </draw:frame>
        <draw:frame draw:style-name="gr36" draw:text-style-name="P8" draw:layer="layout" svg:width="3.8cm" svg:height="0.725cm" svg:x="18cm" svg:y="5.541cm">
          <draw:text-box>
            <text:p><text:span text:style-name="T4">3 : log(message)</text:span></text:p>
          </draw:text-box>
        </draw:frame>
        <draw:line draw:style-name="gr6" draw:text-style-name="P7" draw:layer="layout" svg:x1="11cm" svg:y1="12.266cm" svg:x2="22.6cm" svg:y2="12.266cm">
          <text:p/>
        </draw:line>
        <draw:line draw:style-name="gr6" draw:text-style-name="P7" draw:layer="layout" svg:x1="17cm" svg:y1="6.221cm" svg:x2="22.6cm" svg:y2="6.221cm">
          <text:p/>
        </draw:line>
        <draw:custom-shape draw:style-name="gr52" draw:text-style-name="P23" draw:layer="layout" svg:width="0.4cm" svg:height="1cm" svg:x="22.6cm" svg:y="6.2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2.6cm" svg:y1="7.2cm" svg:x2="16.98cm" svg:y2="7.245cm">
          <text:p/>
        </draw:line>
        <draw:line draw:style-name="gr37" draw:text-style-name="P7" draw:layer="layout" svg:x1="22.6cm" svg:y1="13.466cm" svg:x2="11cm" svg:y2="13.466cm">
          <text:p/>
        </draw:line>
        <draw:line draw:style-name="gr37" draw:text-style-name="P7" draw:layer="layout" svg:x1="16.601cm" svg:y1="7.665cm" svg:x2="11.001cm" svg:y2="7.665cm">
          <text:p/>
        </draw:line>
        <draw:line draw:style-name="gr37" draw:text-style-name="P7" draw:layer="layout" svg:x1="16.601cm" svg:y1="7.665cm" svg:x2="11.001cm" svg:y2="7.665cm">
          <text:p/>
        </draw:line>
        <draw:line draw:style-name="gr37" draw:text-style-name="P7" draw:layer="layout" svg:x1="16.601cm" svg:y1="7.665cm" svg:x2="11.001cm" svg:y2="7.665cm">
          <text:p/>
        </draw:line>
        <draw:frame draw:style-name="gr36" draw:text-style-name="P22" draw:layer="layout" svg:width="1.4cm" svg:height="0.725cm" svg:x="18.8cm" svg:y="12.866cm">
          <draw:text-box>
            <text:p text:style-name="P1"><text:span text:style-name="T4">void</text:span></text:p>
          </draw:text-box>
        </draw:frame>
        <draw:frame draw:style-name="gr36" draw:text-style-name="P22" draw:layer="layout" svg:width="1.4cm" svg:height="0.725cm" svg:x="19.18cm" svg:y="6.475cm">
          <draw:text-box>
            <text:p text:style-name="P1"><text:span text:style-name="T4">void</text:span></text:p>
          </draw:text-box>
        </draw:frame>
        <draw:custom-shape draw:style-name="gr44" draw:text-style-name="P23" draw:layer="layout" svg:width="0.4cm" svg:height="1.4cm" svg:x="22.6cm" svg:y="12.2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8cm" svg:y1="4.066cm" svg:x2="10.6cm" svg:y2="4.066cm">
          <text:p/>
        </draw:line>
        <draw:frame draw:style-name="gr36" draw:text-style-name="P8" draw:layer="layout" svg:width="3.8cm" svg:height="0.725cm" svg:x="5.8cm" svg:y="3.467cm">
          <draw:text-box>
            <text:p><text:span text:style-name="T4">1 : request(post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Diagrams" draw:style-name="dp1" draw:master-page-name="Default" presentation:presentation-page-layout-name="AL2T1">
        <draw:frame draw:style-name="gr15" draw:text-style-name="P20" draw:layer="layout" svg:width="26.4cm" svg:height="1.195cm" svg:x="0.8cm" svg:y="0.405cm">
          <draw:text-box>
            <text:p text:style-name="P1"><text:span text:style-name="T5">Class Diagram</text:span></text:p>
          </draw:text-box>
        </draw:frame>
        <draw:custom-shape draw:style-name="gr53" draw:text-style-name="P7" draw:layer="layout" svg:width="6cm" svg:height="6.99cm" svg:x="19.98cm" svg:y="8.223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9.98cm" svg:y1="9.023cm" svg:x2="25.98cm" svg:y2="9.023cm">
          <text:p/>
        </draw:line>
        <draw:line draw:style-name="gr9" draw:text-style-name="P7" draw:layer="layout" svg:x1="19.98cm" svg:y1="10.696cm" svg:x2="25.98cm" svg:y2="10.696cm">
          <text:p/>
        </draw:line>
        <draw:frame draw:style-name="gr54" draw:text-style-name="P25" draw:layer="layout" svg:width="6cm" svg:height="0.806cm" svg:x="19.98cm" svg:y="8.223cm">
          <draw:text-box>
            <text:p text:style-name="P1"><text:span text:style-name="T6">User</text:span></text:p>
          </draw:text-box>
        </draw:frame>
        <draw:frame draw:style-name="gr55" draw:text-style-name="P26" draw:layer="layout" svg:width="6cm" svg:height="4.517cm" svg:x="19.98cm" svg:y="10.696cm">
          <draw:text-box>
            <text:p text:style-name="P3"><text:span text:style-name="T4">+ createUser()</text:span></text:p>
            <text:p text:style-name="P3"><text:span text:style-name="T4">+ updateUser()</text:span></text:p>
            <text:p text:style-name="P3"><text:span text:style-name="T4">+ deleteUser()</text:span></text:p>
            <text:p text:style-name="P3"><text:span text:style-name="T4">+ fetchUserData()</text:span></text:p>
            <text:p text:style-name="P3"><text:span text:style-name="T4">+ authenticateUser()</text:span></text:p>
            <text:p text:style-name="P3"><text:span text:style-name="T4">+ authorizeUser()</text:span></text:p>
            <text:p text:style-name="P3"><text:span text:style-name="T4">+ loginUser()</text:span></text:p>
            <text:p text:style-name="P3"><text:span text:style-name="T4">+ logoutUser()</text:span></text:p>
            <text:p text:style-name="P3"><text:span text:style-name="T4">+ registerUser()</text:span></text:p>
          </draw:text-box>
        </draw:frame>
        <draw:frame draw:style-name="gr56" draw:text-style-name="P26" draw:layer="layout" svg:width="6cm" svg:height="1.673cm" svg:x="19.98cm" svg:y="9.023cm">
          <draw:text-box>
            <text:p text:style-name="P3"><text:span text:style-name="T4">+ email: str</text:span></text:p>
            <text:p text:style-name="P3"><text:span text:style-name="T11">+ password</text:span><text:span text:style-name="T4">: str</text:span></text:p>
            <text:p text:style-name="P3"><text:span text:style-name="T4">+ api_ket: str</text:span></text:p>
          </draw:text-box>
        </draw:frame>
        <draw:line draw:style-name="gr9" draw:text-style-name="P7" draw:layer="layout" svg:x1="19.98cm" svg:y1="9.023cm" svg:x2="25.98cm" svg:y2="9.023cm">
          <text:p/>
        </draw:line>
        <draw:custom-shape draw:style-name="gr57" draw:text-style-name="P7" draw:layer="layout" svg:width="6cm" svg:height="3cm" svg:x="2cm" svg:y="9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cm" svg:y1="9.8cm" svg:x2="8cm" svg:y2="9.8cm">
          <text:p/>
        </draw:line>
        <draw:line draw:style-name="gr9" draw:text-style-name="P7" draw:layer="layout" svg:x1="2cm" svg:y1="10.6cm" svg:x2="8cm" svg:y2="10.6cm">
          <text:p/>
        </draw:line>
        <draw:frame draw:style-name="gr54" draw:text-style-name="P25" xml:id="id24" draw:id="id24" draw:layer="layout" svg:width="6cm" svg:height="0.806cm" svg:x="2cm" svg:y="9cm">
          <draw:text-box>
            <text:p text:style-name="P1"><text:span text:style-name="T6">Rate Limiter</text:span></text:p>
          </draw:text-box>
        </draw:frame>
        <draw:frame draw:style-name="gr58" draw:text-style-name="P26" draw:layer="layout" svg:width="6cm" svg:height="1.4cm" svg:x="2cm" svg:y="10.6cm">
          <draw:text-box>
            <text:p text:style-name="P3"><text:span text:style-name="T4">+ getLimit()</text:span></text:p>
            <text:p text:style-name="P3"><text:span text:style-name="T4">+ updateLimit()</text:span></text:p>
          </draw:text-box>
        </draw:frame>
        <draw:frame draw:style-name="gr59" draw:text-style-name="P27" draw:layer="layout" svg:width="6cm" svg:height="0.8cm" svg:x="2cm" svg:y="9.8cm">
          <draw:text-box>
            <text:p text:style-name="P11"><text:span text:style-name="T11">+ user: str</text:span></text:p>
          </draw:text-box>
        </draw:frame>
        <draw:line draw:style-name="gr9" draw:text-style-name="P7" draw:layer="layout" svg:x1="2cm" svg:y1="9.8cm" svg:x2="8cm" svg:y2="9.8cm">
          <text:p/>
        </draw:line>
        <draw:custom-shape draw:style-name="gr60" draw:text-style-name="P7" draw:layer="layout" svg:width="6cm" svg:height="2.899cm" svg:x="11cm" svg:y="8.70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9.501cm" svg:x2="17cm" svg:y2="9.501cm">
          <text:p/>
        </draw:line>
        <draw:line draw:style-name="gr9" draw:text-style-name="P7" draw:layer="layout" svg:x1="11cm" svg:y1="10.8cm" svg:x2="17cm" svg:y2="10.8cm">
          <text:p/>
        </draw:line>
        <draw:frame draw:style-name="gr54" draw:text-style-name="P25" xml:id="id21" draw:id="id21" draw:layer="layout" svg:width="6cm" svg:height="0.806cm" svg:x="11cm" svg:y="8.701cm">
          <draw:text-box>
            <text:p text:style-name="P1"><text:span text:style-name="T6">Logger</text:span></text:p>
          </draw:text-box>
        </draw:frame>
        <draw:line draw:style-name="gr9" draw:text-style-name="P7" draw:layer="layout" svg:x1="11cm" svg:y1="9.501cm" svg:x2="17cm" svg:y2="9.501cm">
          <text:p/>
        </draw:line>
        <draw:frame draw:style-name="gr61" draw:text-style-name="P26" draw:layer="layout" svg:width="6cm" svg:height="1.299cm" svg:x="11cm" svg:y="9.501cm">
          <draw:text-box>
            <text:p text:style-name="P3"><text:span text:style-name="T4">+ type: str</text:span></text:p>
            <text:p text:style-name="P3"><text:span text:style-name="T4">+ service: str</text:span></text:p>
          </draw:text-box>
        </draw:frame>
        <draw:frame draw:style-name="gr62" draw:text-style-name="P26" draw:layer="layout" svg:width="6cm" svg:height="0.8cm" svg:x="11cm" svg:y="10.8cm">
          <draw:text-box>
            <text:p text:style-name="P3"><text:span text:style-name="T4">+ log()</text:span></text:p>
          </draw:text-box>
        </draw:frame>
        <draw:connector draw:style-name="gr26" draw:text-style-name="P1" draw:layer="layout" svg:x1="14cm" svg:y1="8.701cm" svg:x2="14cm" svg:y2="7.1cm" draw:start-shape="id21" draw:start-glue-point="0" svg:d="M14000 8701v-1601" svg:viewBox="0 0 1 1602">
          <text:p/>
        </draw:connector>
        <draw:connector draw:style-name="gr26" draw:text-style-name="P1" draw:layer="layout" svg:x1="17cm" svg:y1="5.3cm" svg:x2="23cm" svg:y2="7.523cm" draw:start-shape="id22" draw:start-glue-point="1" draw:end-shape="id23" draw:end-glue-point="4" svg:d="M17000 5300h6000v2223" svg:viewBox="0 0 6001 2224">
          <text:p/>
        </draw:connector>
        <draw:connector draw:style-name="gr26" draw:text-style-name="P1" draw:layer="layout" svg:x1="22.6cm" svg:y1="7.873cm" svg:x2="5cm" svg:y2="9cm" draw:start-shape="id23" draw:start-glue-point="5" draw:end-shape="id24" draw:end-glue-point="0" svg:d="M22600 7873h-17600v1127" svg:viewBox="0 0 17601 1128">
          <text:p/>
        </draw:connector>
        <draw:custom-shape draw:style-name="gr63" draw:text-style-name="P7" draw:layer="layout" svg:width="6cm" svg:height="4.4cm" svg:x="11cm" svg:y="2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2.8cm" svg:x2="17cm" svg:y2="2.8cm">
          <text:p/>
        </draw:line>
        <draw:line draw:style-name="gr9" draw:text-style-name="P7" draw:layer="layout" svg:x1="11cm" svg:y1="4.2cm" svg:x2="17cm" svg:y2="4.2cm">
          <text:p/>
        </draw:line>
        <draw:frame draw:style-name="gr54" draw:text-style-name="P25" draw:layer="layout" svg:width="6cm" svg:height="0.806cm" svg:x="11cm" svg:y="2cm">
          <draw:text-box>
            <text:p text:style-name="P1"><text:span text:style-name="T6">URL</text:span></text:p>
          </draw:text-box>
        </draw:frame>
        <draw:frame draw:style-name="gr64" draw:text-style-name="P26" xml:id="id22" draw:id="id22" draw:layer="layout" svg:width="6cm" svg:height="2.2cm" svg:x="11cm" svg:y="4.2cm">
          <draw:text-box>
            <text:p text:style-name="P3"><text:span text:style-name="T4">+ createUrl()</text:span></text:p>
            <text:p text:style-name="P3"><text:span text:style-name="T4">+ readUrl()</text:span></text:p>
            <text:p text:style-name="P3"><text:span text:style-name="T4">+ updateUrl()</text:span></text:p>
            <text:p text:style-name="P3"><text:span text:style-name="T4">+ deleteUrl()</text:span></text:p>
          </draw:text-box>
        </draw:frame>
        <draw:frame draw:style-name="gr58" draw:text-style-name="P26" draw:layer="layout" svg:width="6cm" svg:height="1.4cm" svg:x="11cm" svg:y="2.8cm">
          <draw:text-box>
            <text:p text:style-name="P3"><text:span text:style-name="T4">+ long_url: str</text:span></text:p>
            <text:p text:style-name="P3"><text:span text:style-name="T11">+ short_url</text:span><text:span text:style-name="T4">: str</text:span></text:p>
          </draw:text-box>
        </draw:frame>
        <draw:line draw:style-name="gr9" draw:text-style-name="P7" draw:layer="layout" svg:x1="11cm" svg:y1="2.8cm" svg:x2="17cm" svg:y2="2.8cm">
          <text:p/>
        </draw:line>
        <draw:custom-shape draw:style-name="gr65" draw:text-style-name="P28" xml:id="id23" draw:id="id23" draw:layer="layout" svg:width="0.8cm" svg:height="0.7cm" svg:x="22.6cm" svg:y="7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8" draw:layer="layout" svg:width="0.8cm" svg:height="0.7cm" svg:x="13.6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09:46:28.783786165</meta:creation-date>
    <meta:generator>LibreOffice/6.0.7.3$Linux_X86_64 LibreOffice_project/00m0$Build-3</meta:generator>
    <dc:date>2020-08-16T19:44:28.528837921</dc:date>
    <meta:editing-duration>PT14H43M26S</meta:editing-duration>
    <meta:editing-cycles>142</meta:editing-cycles>
    <meta:document-statistic meta:object-count="353"/>
  </office:meta>
</office:document-meta>
</file>